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sis: mumming house-visit in Newfoundland and trick-or-treating are comparable cultural traditions in regard to a) liminality, and b) boundaries/threshold-crossing.</text:p>
      <text:p text:style-name="Standard"/>
      <text:p text:style-name="Standard">Part I: Introduction</text:p>
      <text:p text:style-name="Standard"/>
      <text:list xml:id="list32399392" text:style-name="L1">
        <text:list-item>
          <text:p text:style-name="P1">Thesis statement</text:p>
        </text:list-item>
      </text:list>
      <text:p text:style-name="Standard"/>
      <text:p text:style-name="Standard">Part II: Literature Review</text:p>
      <text:list xml:id="list32389845" text:style-name="L2">
        <text:list-item>
          <text:p text:style-name="P2">Review of Past Literature on Mumming</text:p>
        </text:list-item>
        <text:list-item>
          <text:p text:style-name="P2">Review past Literature on Trick-or-treating</text:p>
        </text:list-item>
        <text:list-item>
          <text:p text:style-name="P2">Review theoretical orientation (Victor Turner—liminality; Charlie Laughlin—Masking; Arnold Van Gennep)</text:p>
        </text:list-item>
      </text:list>
      <text:p text:style-name="Standard"/>
      <text:p text:style-name="Standard">Part II</text:p>
      <text:list xml:id="list33668130" text:continue-numbering="true" text:style-name="L2">
        <text:list-item>
          <text:p text:style-name="P2">Basic historical overview of mumming and trick-or-treating</text:p>
        </text:list-item>
      </text:list>
      <text:p text:style-name="Standard"/>
      <text:p text:style-name="Standard">The roots of mumming and of trick-or-treating are deeply rooted in the past. <text:s/>The current practice of trick-or-treating developed from the practice of 'souling', whic</text:p>
      <text:p text:style-name="Standard"/>
      <text:p text:style-name="Standard">Halloween as commonly believed to have both pagan and Christian origins. <text:s/>The actual word 'halloween' is derived 'All Hallow's Eve', that is, the eve of All Saint's Day, the time reserved in the Christian calendar for honouring the saints and the souls of the departed. </text:p>
      <text:p text:style-name="Standard"/>
      <text:p text:style-name="Standard"><text:s text:c="3"/>The twentieth-century rituals and celebrations of Halloween have evolved into their present-day manifestations from the rather confusing array of historical evidence, scholarly assumption and folklore that make up the current understandings of the roots of this (possibly) ancient festival. <text:s/>It is certainly clear that this festival has both pagan and Christian roots; exactly how ancient is impossible to tell. <text:s/>The word 'Halloween' is of course, derived from 'All Hallow's Eve', that is, the eve of All Saints Day, the time in the Christian calendar reserved for honouring the saints and the souls of the departed. <text:s/>However, it is also linked to pre-Christian pagan rituals, and in particular, that of the ancient Celtic festival of Samhain. Broadly speaking, Samhain was an agricultural festival, juxtaposed between the summer solstice and the autumanl equinox, and is thus associated with the ending of the warm months of grow and agricultural prosperity, and the cold 'dead' winter, symbolically lacking in light, warmth and potential for life and growth. <text:s/>This much it is far to say. <text:s/>However, generations of ancient authors and folklorists have clouded this small amount we do know about Samhain with both assumption and what might be intentional dishonesty. <text:s/>For example, the festival of Samhain has been linked in the scholarly imagination to what the ancient Romans wrote on the practices of the Gallic and Celtic druids, which including the supposition that the ancient Celts practiced human sacrifice (there is some archaeological evidence that supports the suggestion that some ancient Celtic tribes practiced human sacrifice, but none that necessarily connect it to a harvest festival in general or Samhain in particular; nor it is wise to assume that what the ancient Romans wrote about their hated and conquered enemies was necessarily more than propaganda). <text:s/>While this is one possible explanation for the current connection between depravity and Halloween, the historical record neglects to convincingly explain how this poorly-documented Celtic festival and and ancient reports of human sacrifice are connected to what might be considered the second developmental stage of Halloween, which is the medieval Christian celebration of All Souls' Day and All Saints' Day. <text:s/>It is from these festivals that some of the <text:s/>current rituals of Halloween (such as trick-or-treating) are derived. </text:p>
      <text:p text:style-name="Standard"><text:s text:c="4"/>The earliest date to which such festivals can be clearly dated is 650 AD, with the French Monastic <text:soft-page-break/>order of the Cluniacs commemorated the souls of the departed on the Christian feast of Pentecost. <text:s/>By the end of the twelfth-century BC, the feast of All Souls' and All Saints' were linked together, in what was called Hallowtide, and celebrated in a six-day period intended to honour the souls of the Christian departed and to pray for souls considered to be in pergatory. <text:s/>It is here that some more obvious links to the supernatural associations of Halloween can be seen. <text:s/>Hallowtide practices encompassed a wide range of behaviours (largely dependent on geographical location), including ringing the bells for the souls of departed, visiting and honouring the graves of dead family members, and even laying out food for the dead, who one could expect to return to their original homes during Hallowtide. <text:s/>The assumption that departed souls or ghosts would be roamly freely during this time is of course the natural precursor to our current association of Halloween with supernatural activity and fear, and even in its early form, the fact that all departed souls may not be benevolent friends or family members did not escape the Christian conscious, so bonfires were often lit in graveyards to fend off malevolent spirits (quote).</text:p>
      <text:p text:style-name="Standard"><text:s text:c="3"/>Paradoxically, Hallowtide also had strong associations with revelry. <text:s/>Because of its autumnal harvest-time location in the Calendrical year, Hallowtide was temporarily situated so as to herald in November, and thus the Christmas and pre-Christmas season, at this time already strongly characterized by a carnivalesque period of <text:s/>'masking and impersonation', costuming, role-reversal and a general spirit of revelry, mockery, and trickery (it is notable that these practice including men dressing up as woman, the use of hobby-horses, a general expectation of mischief and temporary social disorder, especially but not necessarily focussed on those of lower socio-economic classes pitted against those of higher socio-economic classes, similar in many ways to mumming practices in Newfoundland as documented in the19th <text:s/>and 20<text:span text:style-name="T1">th</text:span> century).</text:p>
      <text:p text:style-name="Standard"><text:s text:c="3"/>By the 17<text:span text:style-name="T1">th</text:span> century, one of the most common practices of Halloween was 'souling', which can be seen as a direct predecessor of the more modern practice of trick-or-treating: <text:s/>people (usually children or poorer members of society) would go from door to door, asking for food—a 'soul cake' in return for the promise to pray for the dead. <text:s/>Often, they carried hollowed our laterns made from large root vegetables such as turnips, the light within symbolizing a soul trapped in purgatory. </text:p>
      <text:p text:style-name="Standard"><text:s text:c="3"/>The Reformation and subsequent decades of religious and social changes resulted in the end of many of the common Hallowtide practices by the seventeenth century. <text:s/>Regardless, from the eighteeth century and beyond, Halloween (as it was known at this time), was and continues to be a time in which supernatural figures such as ghost and witches were considered to be at large.</text:p>
      <text:p text:style-name="Standard"><text:s text:c="3"/>Another event which triggered the association of Hallowtide/Halloween with revelry was, ironically, Guy Fawkes Day—the commemoration of 5<text:span text:style-name="T1">th</text:span> November, 1605, in which one Guy Fawkes attempted to blow up the British Houses of Parliament in protest to Protestant rule of Britain, but this attempt was discovered and foiled. <text:s/>This later became symbolic of the delivery of England from Catholicism, and was celebrated in what later became know as Bonfire night, in which effigies of Guy Fawkes were burned. <text:s/>Initially a largely political practice, Bonfire night continued to be celebrated, but with greater emphasis on revelry and roughhousing than politics, eventually eclipsing Halloween in popularity in England, Australia, and New Zealand, and becoming the traditional night for prank-playing and 'the notion that “the customary festive license put the revelers beyond the law” (35).</text:p>
      <text:p text:style-name="Standard"><text:s text:c="4"/>Halloween came to the the United States and Canada from Europe with the trans-atlantic migration of Irish, Scottish and English settlers who came from Europe to the New World in the 18th- and 19<text:span text:style-name="T1">th</text:span> centuries. <text:s/>By the 1890's, Halloween was a common and recognized festival in the United States. Although initially the celebrations of the festival centred around its significance as a marker of cultural identity and pride (particularly to the Irish). <text:s text:c="2"/>However, by the 1800's, Halloween celebrations in these countries had become a fusion of the various historical traditions of Halloween over the centuries. Although losing its divinatory and religious associations almost completely, Halloween was primarily a time of revelry, with masked revelers in the street expected treats from shop-keepers and perhaps a few pennies from passers-by. <text:s/>Again, there was an expectation that a certain amount of rough-housing and <text:soft-page-break/>merry-making was to be tolerated, far more so than at any other time of the year. <text:s/>Pranks continued to be an important part of halloween, and sometimes became serious, with pranksters being charged in the courts of law. <text:s/>In fact, Halloween pranks became such an issue that they became a hot-ticket item in news and local politics, with authorities being called upon to reign in the tradition o Halloween pranking, by then well ensconsed as an important part of the holiday. <text:s/>By the early 1900's, Halloween had been clearly incorporated as an important nationally-recognized festival, perhaps due in part to the fact that its location in the year meant that it coincided temporarily with the November elections held in the United States and thus, could be solicited by political figures as a means to gain popularity and recognition without alientating potential demographics, as by this time, the festival had lost its major religious and cultural associations. By the early 1900's Halloween as also an established commerical holiday, with masks available in the shops. Similarly, the roots of our modern practice o trick-or-treating can also been seen, with <text:s/>children going around to shops and neighbouring homes to sing or perform some small feat and being rewarded for there efforts with candy, apples and nuts. <text:s/>For only persons, a dance, party or perhaps a local theatre production of some Halloween-themed show were the things to do. <text:s/>Trick-or-treating became a much more important element of Halloween in post-world world II north america, with concerns of safety and increasing serious pranks becoming an increasingly important social problem. <text:s/>To this end, trick-or-treating was encouraged by adults who believed that sending around children and young people to receive tricks from neighbours might discourage the pranks that had so characterized the night or centuries. <text:s/>Eventually, this involved into a reflexive practice of consumerism, in which childrend went 'trick-or-treating' and collecting increasingly large amounts of candy, with no idea of the original meaning of the phrase or the rather serious associations it once had. </text:p>
      <text:p text:style-name="Standard"><text:s text:c="3"/>Despite these many changes in the evolution of this complex festival, there were several elements of continuity that remained unchanged throughout the centuries—the seasonal and agricultural associations. <text:s/>Halloween's autumnal setting meant that it retained its importance as an agricultural festival, situated around the harvest-time. <text:s/>Halloween also continued to be understood as a festival which represented the changing seasons, coming as it did after the summer and just before the outset of winter. <text:s/>It is this association of Halloween as an in-between festival, an association purportedly begun in long ago with the ancient Celts and their autumnal festival of Samhain, that is particularly relevant to this essay.</text:p>
      <text:p text:style-name="Standard"><text:s text:c="3"/>The symbolic threshold-crossings of Halloween are many, and can be clearly seen in both its historical and modern manifestations. <text:s/>Firstly, we have the purported Celtic origins of Halloween, as a seasonal in-between period of autumn, between the summer solstice and winter equinox, a time on between the end of summer and the threshold of winter, and of the time between life-giving warmth and light and the 'dead of winter' (an interesting, still fairly common phrase), associated with the forces of darkness and decay. <text:s/>Even in this festival can be seen the earliest roots of a supernatural assocation, with the dead and death being associated with the winter, and life and light being associated with summer, thus, another symbolic crossing over as spirits were considered to be free from their prisons in tombs and burial mounds and to cross into the land of the living on this night. <text:s/>Secondly, the Christian associations with the holiday are many. <text:s/>Hallowtide, as Halloween came to be known in its earliest form, was well-known as a time when departed souls would seek the warmth and comfort of their previous earthly homes; malevolent spirits could also be expected to be roaming free at this time, to the extent that it was considered unwise to do some types of chores, such as throwing dirty water out, lest one provoke some evil spirit, and drivers of wagons and carriages were even warned to drive slowly lest they bump into a spirit crossing the road. <text:s/>This was clearly a time then, when what normally separated the worlds of the living and dead was broken, and dead could cross over the threshold into the world of the living.</text:p>
      <text:p text:style-name="Standard"><text:s text:c="3"/>Centuries later, Halloween took on different but equally important symbols of crossing-boundaries and thresholds. <text:s/>Masking and costuming have been well documented in folklore and anthropology as <text:soft-page-break/>being liminal experiences, or in-between places, in which the normal rules that govern individual and social behaviour are supended. <text:s/>Finally, in a literal example, what could be more symbolic of threshold-crossing than standing on the door-step of a home, asking to be given treats, such as is the most commonly-practiced halloween ritual of trick-or-treating? It is these myriad associations of symbolic crossing and liminality which will be discussed and analyzed in this essay, alongside the tradition of mumming, a historically similar but now largely unrelated practice, in which many of the same themes can be seen.</text:p>
      <text:p text:style-name="Standard"><text:s text:c="3"/>As I have stated, there are some historical connections between mumming and the origins of Halloween. <text:s/>The origins of Halloween as a Celtic fertility and agricultural festival cannot be proven, but are only speculative; thus is it so with mumming. <text:s/>In one common practice in mumming—the Mummers' Play—scholars have speculated the symbolism of the death and rebirth of the seasonal year as it dies in the winter at the solstice and is reborn in the spring with the return of the light. <text:s/>Although there are references to mumming as early as the medieval period, this speculation on the ancient origins of mumming goes back much farther than that, to an unknown pagan time in which humans were required to assist in the change of seasons and the functioning of the earth and heavens by conducting rituals that symbolized these changes and movements. <text:s/>This school of thought is strongly reminiscent of James Frazer's <text:span text:style-name="T2">The Golden Bough</text:span><text:span text:style-name="T3">, and those interested in further discussion of it are encouraged to read this important folkloric work. <text:s/>Before going further however, it is important to discuss exactly what is meant by 'mumming', as the word covers a broad range of festive activities and historical meant something rather generic and non-specific, whereas today, an especially for the purposes of this essay, the term denotes a very specific set of behaviours, strongly associated with specific and limited geographic locations around the globe.</text:span></text:p>
      <text:p text:style-name="Standard"><text:span text:style-name="T3"/></text:p>
      <text:p text:style-name="Standard"><text:span text:style-name="T3">The Miriam-Webster dictionary defines mumming as 1) to perform in a pantomime; 2) to go about merry-making in disguise during festivials. <text:s/>It is largely the latter definition which I am interested in, although certainly, the former is also of importance to our discussion, particularly of the Irish mumming tradition.</text:span></text:p>
      <text:p text:style-name="Standard"><text:span text:style-name="T3"><text:s text:c="2"/>Following this definition, European mumming</text:span><text:span text:style-name="T3"><text:note text:id="ftn0" text:note-class="footnote"><text:note-citation>1</text:note-citation><text:note-body><text:p text:style-name="Footnote">There are festive behaviours akin to mumming in many cultures around the world; however, this essay is concerned with the European tradition of mumming in its historic and modern manifestations, as well as mumming in Newfoundland, Canada, in both its historic and current forms.</text:p></text:note-body></text:note></text:span><text:span text:style-name="T3"> has historically referred to both a specific and non-specific set of behaviours. <text:s/>Generally revellery, involving costumes, disguises and masking, is often referred to in the historical record under the generic term 'mumming'. <text:s/>There are some specific associations with even this general term, however, which are important to the issues at hand. <text:s/>These are role-reversal in costuming (men dressing up as woman; woman dressing up as men; lower-classes dressing up as authority figures or high-status individuals), and the costume of the hobby-horse, which will be discussed in greater depth at a later point in this discussion. <text:s/>Finally, and perhaps most importantly, there is an association between costuming and prank-playing or rough-housing, with mumming generally being associated with behaviours that are usually socially-deplorable but which were tolerated <text:s/>and even condoned oncertain festivals and holidays. <text:s/>There is also the historic tradition of the mummer's play, to which I alluded briefly. <text:s/>The origins of this play are unknown, but traces of it can be found as early as the medieval time. <text:s/>Fascinatingly, the play is still an important part of mumming as it is currently practiced in parts of Ireland. <text:s/>It is not my intention to detail the evolution of the mummers' play through time, as it is not the focus of this essay. <text:s/>While I will discuss the play in its modern context in more detail later, for now, suffice to say that this play has a long tradition, dating to the medieval period and possibly even to ancient pagan times, and is purportedly symbolic of the death and rebirth of the seasonal year, and is thus representative of a crossing-over from death into life, from winter to spring, and from dark to light.</text:span></text:p>
      <text:p text:style-name="Standard"><text:span text:style-name="T3"/></text:p>
      <text:p text:style-name="Standard"><text:soft-page-break/><text:s/>However, the strong focus on violence, depravity and frightening supernatural have also given scholars strong reason to believe that Halloween is deeply rooted in pre-Christian pagan rites, including rituals and rites associated with fertility and the agricultural year, including human sacrifice. <text:s/>Specifically, Halloween has been linked to Samhain, an ancient Celtic agricultural festival which signalled the end of the summer and the beginning of winter. Samhain also marked the beginning of 'a period of supernatural intensity'--presumably by associating the 'death' of warm life-giving summer and the entrance of the cold and dark of winter, this period was considered to be one in which death and the 'forces of darkness' manifested in various forms, coming out of the various burials chambers and mounds found in Ireland. <text:s/>To ward them off, the Irish built large, symbolic bonfires and may perhaps have engaged in various forms of sacrifice—even human sacrifice—in order to protect themselves. <text:s/>While there is no conclusive evidence that links this possibly ancient human sacrifice with our current celebration of Halloween, there is a strong likelihood that such a connection could account for the preoccupation with death and suffering that can be currently seen in modern Halloween rituals. <text:s/></text:p>
      <text:p text:style-name="Standard"/>
      <text:list xml:id="list33683207" text:continue-numbering="true" text:style-name="L2">
        <text:list-item>
          <text:p text:style-name="P2">Mumming and trick-or-treating as they are practiced today</text:p>
        </text:list-item>
      </text:list>
      <text:p text:style-name="Standard"/>
      <text:p text:style-name="Standard">S, Bigger</text:p>
      <text:p text:style-name="Standard"/>
      <text:p text:style-name="Standard">"Turner's central belief was that ritual still has a central part ot play in </text:p>
      <text:p text:style-name="Standard">modern western society, with serious purposes (liminal), and entertainment</text:p>
      <text:p text:style-name="Standard">aims (liminod, liminal-like). Performances can have serious transformative</text:p>
      <text:p text:style-name="Standard">purpose, challenging, changing hearts and minds, and being a part of social</text:p>
      <text:p text:style-name="Standard">reconciliation." 212</text:p>
      <text:p text:style-name="Standard"/>
      <text:p text:style-name="Standard">--mumming does both these things</text:p>
      <text:p text:style-name="Standard">--halloween had serious ritual roots in the past (soul cakes, all hallow's eve), but now is largely or entertainment purpo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na Ross</meta:initial-creator>
    <meta:creation-date>2015-01-23T14:26:46.41</meta:creation-date>
    <dc:date>2015-01-25T13:50:44.23</dc:date>
    <dc:creator>Christina Ross</dc:creator>
    <meta:editing-duration>PT04H00M08S</meta:editing-duration>
    <meta:editing-cycles>28</meta:editing-cycles>
    <meta:generator>OpenOffice.org/3.2$Win32 OpenOffice.org_project/320m18$Build-9502</meta:generator>
    <meta:document-statistic meta:table-count="0" meta:image-count="0" meta:object-count="0" meta:page-count="5" meta:paragraph-count="35" meta:word-count="2994" meta:character-count="19164"/>
  </office:meta>
</office:document-meta>
</file>